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figurazione Pantografo</text:p>
      <text:p text:style-name="P1"/>
      <text:p text:style-name="P1"/>
      <text:p text:style-name="P2">Asse Z <text:s text:c="2"/><text:tab/><text:tab/><text:tab/><text:tab/>= Positivo verso l'alto</text:p>
      <text:p text:style-name="P2">Asse Y <text:s text:c="2"/>(Estensione braccio)<text:tab/><text:tab/>= Positivo verso la macchina, negativo verso di me</text:p>
      <text:p text:style-name="P2">Asse Rotativo<text:tab/><text:tab/><text:tab/><text:tab/>= Negativo verso sinistra e positivo verso destra</text:p>
      <text:p text:style-name="P2"/>
      <text:p text:style-name="P2">N.B: Per invertire il segno modificare il segno al valore di gain.</text:p>
      <text:p text:style-name="P2"/>
      <text:p text:style-name="P2"/>
      <text:p text:style-name="P2"/>
      <text:p text:style-name="P2"/>
      <text:p text:style-name="P5">Azzeramento Pantografo</text:p>
      <text:p text:style-name="P1"/>
      <text:p text:style-name="P2"/>
      <text:p text:style-name="P2">Asse Z tutto in basso = 150mm</text:p>
      <text:p text:style-name="P2">Asse Y misurare la distanza tra i 2 fulcri di rotazione</text:p>
      <text:p text:style-name="P2">Asse Rotativo impostare 270° perpendicolare al banco.</text:p>
      <text:p text:style-name="P2"/>
      <text:p text:style-name="P2"/>
      <text:p text:style-name="P5">Calcolo guadagno</text:p>
      <text:p text:style-name="P4"/>
      <text:p text:style-name="P6">Leggere i valori delle 2 pew agli estremi dell'asse e fare la loro sottrazione.</text:p>
      <text:p text:style-name="P6">Misurare con il <text:s/>metro la distanza reale del movimento.</text:p>
      <text:p text:style-name="P6"/>
      <text:p text:style-name="P6">Per esempio l'asse estensione braccio visualizza tutto dietro 20345 e tutto fuori 10234 e fisicamente si muove di 200mm.</text:p>
      <text:p text:style-name="P6"/>
      <text:p text:style-name="P6"><text:tab/><text:tab/> <text:s text:c="7"/>200<text:tab/><text:tab/>200</text:p>
      <text:p text:style-name="P6">Gain <text:s text:c="2"/>=<text:tab/>---------------- = <text:s/>----------------- = 0.01978</text:p>
      <text:p text:style-name="P6"><text:tab/><text:tab/>20345-10234<text:tab/> <text:s text:c="8"/>101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e Lacanale</meta:initial-creator>
    <meta:creation-date>2011-09-15T15:52:04.41</meta:creation-date>
    <dc:date>2011-09-15T16:26:08.51</dc:date>
    <dc:creator>Daniele Lacanale</dc:creator>
    <meta:editing-duration>PT10M27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16" meta:word-count="125" meta:character-count="805"/>
  </office:meta>
</office:document-meta>
</file>